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24acb0" officeooo:paragraph-rsid="0000932e"/>
    </style:style>
    <style:style style:name="P2" style:family="paragraph" style:parent-style-name="Standard">
      <style:text-properties style:font-name="Times New Roman" officeooo:rsid="0024acb0" officeooo:paragraph-rsid="00009550"/>
    </style:style>
    <style:style style:name="P3" style:family="paragraph" style:parent-style-name="Standard">
      <style:text-properties style:font-name="Times New Roman" officeooo:rsid="00272456" officeooo:paragraph-rsid="0000932e"/>
    </style:style>
    <style:style style:name="P4" style:family="paragraph" style:parent-style-name="Standard">
      <style:text-properties style:font-name="Times New Roman" officeooo:rsid="00272456" officeooo:paragraph-rsid="00009550"/>
    </style:style>
    <style:style style:name="P5" style:family="paragraph" style:parent-style-name="Standard">
      <style:text-properties style:font-name="Times New Roman" officeooo:rsid="00272456" officeooo:paragraph-rsid="0001745c"/>
    </style:style>
    <style:style style:name="P6" style:family="paragraph" style:parent-style-name="Standard">
      <style:text-properties style:font-name="Times New Roman" officeooo:rsid="0029bc9b" officeooo:paragraph-rsid="0000932e"/>
    </style:style>
    <style:style style:name="P7" style:family="paragraph" style:parent-style-name="Standard">
      <style:text-properties style:font-name="Times New Roman" officeooo:rsid="0029bc9b" officeooo:paragraph-rsid="00009550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font-weight="bold" officeooo:rsid="00260c60" officeooo:paragraph-rsid="0000932e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Times New Roman" fo:font-size="14pt" fo:font-weight="bold" officeooo:rsid="00260c60" officeooo:paragraph-rsid="0000932e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Times New Roman" fo:font-size="14pt" fo:font-weight="bold" officeooo:rsid="00260c60" officeooo:paragraph-rsid="00009550" style:font-size-asian="14pt" style:font-weight-asian="bold" style:font-size-complex="14pt" style:font-weight-complex="bold"/>
    </style:style>
    <style:style style:name="P11" style:family="paragraph" style:parent-style-name="Standard">
      <style:paragraph-properties fo:break-before="page"/>
      <style:text-properties style:font-name="Times New Roman" officeooo:rsid="0029bc9b" officeooo:paragraph-rsid="00009550"/>
    </style:style>
    <style:style style:name="P12" style:family="paragraph" style:parent-style-name="Standard">
      <style:paragraph-properties fo:text-align="center" style:justify-single-word="false" fo:break-before="page"/>
      <style:text-properties style:font-name="Times New Roman" fo:font-size="14pt" fo:font-weight="bold" officeooo:rsid="00009550" officeooo:paragraph-rsid="00009550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Times New Roman" officeooo:rsid="0024acb0" officeooo:paragraph-rsid="00009550"/>
    </style:style>
    <style:style style:name="P14" style:family="paragraph" style:parent-style-name="Standard">
      <style:text-properties style:font-name="Times New Roman" officeooo:rsid="0024acb0" officeooo:paragraph-rsid="000868bf"/>
    </style:style>
    <style:style style:name="T1" style:family="text">
      <style:text-properties officeooo:rsid="0027d45e"/>
    </style:style>
    <style:style style:name="T2" style:family="text">
      <style:text-properties officeooo:rsid="00260c60"/>
    </style:style>
    <style:style style:name="T3" style:family="text">
      <style:text-properties officeooo:rsid="0000932e"/>
    </style:style>
    <style:style style:name="T4" style:family="text">
      <style:text-properties officeooo:rsid="0014f3d1"/>
    </style:style>
    <style:style style:name="T5" style:family="text">
      <style:text-properties officeooo:rsid="00009550"/>
    </style:style>
    <style:style style:name="T6" style:family="text">
      <style:text-properties officeooo:rsid="0001745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MINIMUM</text:p>
      <text:p text:style-name="P9"/>
      <text:p text:style-name="P1">CLONATION <text:span text:style-name="T2">vers le HDD</text:span></text:p>
      <text:p text:style-name="P1"/>
      <text:p text:style-name="P1"><text:tab/>git clone <text:span text:style-name="T1">nomdudepot</text:span></text:p>
      <text:p text:style-name="P1"/>
      <text:p text:style-name="P1"/>
      <text:p text:style-name="P3">UPDATE vers le HDD</text:p>
      <text:p text:style-name="P3"/>
      <text:p text:style-name="P3"><text:tab/>git status</text:p>
      <text:p text:style-name="P3"><text:tab/>git pull</text:p>
      <text:p text:style-name="P3"/>
      <text:p text:style-name="P3">CREER sur Github</text:p>
      <text:p text:style-name="P3"/>
      <text:p text:style-name="P3"><text:tab/><text:span text:style-name="T3">git init</text:span></text:p>
      <text:p text:style-name="P3"><text:tab/><text:span text:style-name="T3">git add -A</text:span></text:p>
      <text:p text:style-name="P3"><text:tab/><text:span text:style-name="T4">git commit -m « message à montrer »</text:span></text:p>
      <text:p text:style-name="P3"><text:tab/><text:span text:style-name="T3">git remote add futurnomdudepot liendudepot</text:span></text:p>
      <text:p text:style-name="P3"><text:tab/><text:span text:style-name="T3">git push <text:s/>futurnomdudepot master</text:span></text:p>
      <text:p text:style-name="P3"/>
      <text:p text:style-name="P3"/>
      <text:p text:style-name="P3">ENVOYER 1ere fois sur GitHub</text:p>
      <text:p text:style-name="P3"><text:tab/></text:p>
      <text:p text:style-name="P3"><text:tab/><text:span text:style-name="T1">git checkout -b nom_nouvelle_branche</text:span></text:p>
      <text:p text:style-name="P3"><text:tab/><text:span text:style-name="T1">git add nomdudossier/</text:span></text:p>
      <text:p text:style-name="P3"><text:tab/><text:span text:style-name="T1">git commit -m « Message »</text:span></text:p>
      <text:p text:style-name="P3"><text:tab/><text:span text:style-name="T1">git push nomdudepot nomdelabranche</text:span></text:p>
      <text:p text:style-name="P3"/>
      <text:p text:style-name="P6">UPDATE sur GitHub</text:p>
      <text:p text:style-name="P6"/>
      <text:p text:style-name="P6"><text:tab/>git add nomdufichier nomdufichier nomdufichier</text:p>
      <text:p text:style-name="P6"><text:tab/><text:span text:style-name="T1">git commit -m «</text:span>Modifications faites<text:span text:style-name="T1">»</text:span></text:p>
      <text:p text:style-name="P6"><text:tab/><text:span text:style-name="T1">git push nomdudepot nomdelabranche</text:span></text:p>
      <text:p text:style-name="P6"/>
      <text:p text:style-name="P6"/>
      <text:p text:style-name="P12">ANALYSE</text:p>
      <text:p text:style-name="P10"/>
      <text:p text:style-name="P2"><text:tab/><text:tab/><text:span text:style-name="T5">Tout en local tant que pas de push</text:span></text:p>
      <text:p text:style-name="P2"/>
      <text:p text:style-name="P2">CLONATION <text:span text:style-name="T2">vers le HDD</text:span></text:p>
      <text:p text:style-name="P14"><text:tab/><text:tab/><text:tab/><text:tab/> <text:span text:style-name="T1">nomd’unnouveaudossier optionnel</text:span></text:p>
      <text:p text:style-name="P2"><text:tab/>git clone <text:span text:style-name="T1">nomdudepot (nomd’unnouveaudossier)<text:tab/>//nomdudepot qu’on a rentré avec liendudepot si doute alors </text:span></text:p>
      <text:p text:style-name="P2"><text:tab/><text:tab/><text:span text:style-name="T5">git remove -v <text:tab/><text:tab/>//pour lister les nomdesdépots avec les liendudepot associé</text:span></text:p>
      <text:p text:style-name="P2"><text:tab/></text:p>
      <text:p text:style-name="P2"/>
      <text:p text:style-name="P4">UPDATE vers le HDD</text:p>
      <text:p text:style-name="P4"/>
      <text:p text:style-name="P4"><text:tab/>git status <text:tab/>//<text:span text:style-name="T5">pour voir la différence avec le GitHub // si on veut des details alors</text:span></text:p>
      <text:p text:style-name="P4"><text:tab/><text:tab/><text:span text:style-name="T6">git diff</text:span></text:p>
      <text:p text:style-name="P4"><text:tab/>git pull <text:tab/>//<text:span text:style-name="T5">pour mettre à jour depuis GitHub</text:span></text:p>
      <text:p text:style-name="P4"/>
      <text:p text:style-name="P4">CREER <text:span text:style-name="T5">nouveau dépot </text:span>sur Github</text:p>
      <text:p text:style-name="P4"/>
      <text:p text:style-name="P4"><text:tab/><text:span text:style-name="T3">git init <text:tab/><text:tab/><text:tab/><text:tab/>//pour préparer</text:span></text:p>
      <text:p text:style-name="P4"><text:tab/><text:span text:style-name="T3">git add -A <text:tab/><text:tab/><text:tab/>//pour mettre les fichier du dossier sur la RAM //-A = tous les fichier du ll</text:span></text:p>
      <text:p text:style-name="P4"><text:tab/><text:span text:style-name="T4">git commit -m « message à montrer » <text:tab/>//Pour associer des commentaires aux fichier sur la RAM</text:span></text:p>
      <text:p text:style-name="P4"><text:tab/><text:span text:style-name="T3">git remote add futurnomdudepot liendudepot //Pour nommer facilement le dépot (lien fini en ,git)</text:span></text:p>
      <text:p text:style-name="P4"><text:tab/><text:span text:style-name="T3">git push <text:s/>futurnomdudepot master<text:tab/>//pour envoyer notre branche master sur notre Github et donc le creer</text:span></text:p>
      <text:p text:style-name="P4"/>
      <text:p text:style-name="P4"/>
      <text:p text:style-name="P4">ENVOYER 1ere fois sur GitHub</text:p>
      <text:p text:style-name="P4"><text:tab/></text:p>
      <text:p text:style-name="P4"><text:tab/><text:span text:style-name="T1">git checkout -b nom_nouvelle_branche <text:tab/><text:tab/>//Pour garder la branche master saine</text:span></text:p>
      <text:p text:style-name="P4"><text:tab/><text:span text:style-name="T1">git add nomdudossier/<text:tab/><text:tab/>//ATTENTION au / pour les dossier</text:span></text:p>
      <text:p text:style-name="P4"><text:tab/><text:span text:style-name="T1">git commit -m « Message »<text:tab/><text:tab/>//Généralement ivi rien ou V1</text:span></text:p>
      <text:p text:style-name="P4"><text:tab/><text:span text:style-name="T1">git push nomdudepot nomdelabranche<text:tab/>//nom de la branche actuelle en bleu<text:tab/>//si doute dans le nomdudepot</text:span></text:p>
      <text:p text:style-name="P5"><text:tab/><text:tab/><text:span text:style-name="T5">git remove -v <text:tab/><text:tab/>//pour lister les nomdesdépots avec les liendudepot associé</text:span></text:p>
      <text:p text:style-name="P4"/>
      <text:p text:style-name="P7">UPDATE sur GitHub</text:p>
      <text:p text:style-name="P7"/>
      <text:p text:style-name="P7"><text:tab/>git add nomdufichier nomdufichier nomdufichier<text:tab/><text:tab/>//<text:span text:style-name="T6">plusieurs fichiers d’1 coup avec des espaces</text:span></text:p>
      <text:p text:style-name="P7"><text:tab/><text:span text:style-name="T1">git commit -m «</text:span>Modifications faites<text:span text:style-name="T1">»</text:span></text:p>
      <text:p text:style-name="P7"><text:tab/><text:span text:style-name="T1">git push nomdudepot nomdelabranche</text:span></text:p>
      <text:p text:style-name="P7"/>
      <text:p text:style-name="P7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499cm" fo:margin-bottom="0.499cm" fo:margin-left="0.499cm" fo:margin-right="0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6.2$Windows_X86_64 LibreOffice_project/0c292870b25a325b5ed35f6b45599d2ea4458e77</meta:generator>
    <dc:date>2021-01-05T10:49:51.241000000</dc:date>
    <meta:editing-duration>PT1H10M15S</meta:editing-duration>
    <meta:editing-cycles>6</meta:editing-cycles>
    <meta:document-statistic meta:table-count="0" meta:image-count="0" meta:object-count="0" meta:page-count="3" meta:paragraph-count="50" meta:word-count="310" meta:character-count="1989" meta:non-whitespace-character-count="1658"/>
  </office:meta>
</office:document-meta>
</file>